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Arial" svg:font-family="Arial" style:font-family-generic="swiss"/>
    <style:font-face style:name="Consolas" svg:font-family="Consolas" style:font-adornments="Regular" style:font-family-generic="modern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, 'ＭＳ 明朝'" style:font-family-generic="roman" style:font-pitch="fixed"/>
    <style:font-face style:name="Courier New" svg:font-family="'Courier New'" style:font-family-generic="swiss" style:font-pitch="fixed"/>
    <style:font-face style:name="CMU Serif" svg:font-family="'CMU Serif'" style:font-adornments="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ooper Md BT" svg:font-family="'Cooper Md BT'" style:font-adornments="Regular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language="ro" fo:country="RO"/>
    </style:style>
    <style:style style:name="P2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language="ro" fo:country="RO" officeooo:rsid="001e5efd" officeooo:paragraph-rsid="001e5efd"/>
    </style:style>
    <style:style style:name="P4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style:text-position="0% 100%" fo:language="ro" fo:country="RO"/>
    </style:style>
    <style:style style:name="P5" style:family="paragraph" style:parent-style-name="Header_20_right">
      <style:text-properties fo:language="ro" fo:country="RO" officeooo:paragraph-rsid="0056ba94"/>
    </style:style>
    <style:style style:name="P6" style:family="paragraph" style:parent-style-name="Header_20_left">
      <style:text-properties fo:language="ro" fo:country="RO" officeooo:paragraph-rsid="0056ba94"/>
    </style:style>
    <style:style style:name="P7" style:family="paragraph" style:parent-style-name="Footer">
      <style:paragraph-properties fo:text-align="end" style:justify-single-word="false"/>
      <style:text-properties fo:language="ro" fo:country="RO"/>
    </style:style>
    <style:style style:name="P8" style:family="paragraph" style:parent-style-name="Footer">
      <style:paragraph-properties fo:text-align="start" style:justify-single-word="false"/>
      <style:text-properties fo:language="ro" fo:country="RO"/>
    </style:style>
    <style:style style:name="P9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color="#666666" loext:opacity="100%" fo:font-size="11pt" fo:language="ro" fo:country="RO" style:font-size-asian="11pt" style:font-size-complex="11pt"/>
    </style:style>
    <style:style style:name="P10" style:family="paragraph" style:parent-style-name="Header">
      <style:text-properties fo:color="#666666" loext:opacity="100%" fo:language="ro" fo:country="RO"/>
    </style:style>
    <style:style style:name="P11" style:family="paragraph" style:parent-style-name="Cover_20_Body">
      <style:text-properties fo:language="ro" fo:country="RO"/>
    </style:style>
    <style:style style:name="P12" style:family="paragraph" style:parent-style-name="Cover_20_Body">
      <style:text-properties fo:language="ro" fo:country="RO" officeooo:paragraph-rsid="001e9135"/>
    </style:style>
    <style:style style:name="P13" style:family="paragraph" style:parent-style-name="Cover_20_Body">
      <style:text-properties fo:language="ro" fo:country="RO" officeooo:rsid="0012067c" officeooo:paragraph-rsid="001e9135"/>
    </style:style>
    <style:style style:name="P14" style:family="paragraph" style:parent-style-name="Cover_20_Body">
      <style:text-properties fo:language="ro" fo:country="RO" officeooo:rsid="0013da26"/>
    </style:style>
    <style:style style:name="P15" style:family="paragraph" style:parent-style-name="Cover_20_Body">
      <style:paragraph-properties fo:text-align="end" style:justify-single-word="false"/>
      <style:text-properties fo:language="ro" fo:country="RO" officeooo:rsid="0013da26" officeooo:paragraph-rsid="0013da26"/>
    </style:style>
    <style:style style:name="P16" style:family="paragraph" style:parent-style-name="Title">
      <style:text-properties fo:language="ro" fo:country="RO" officeooo:rsid="010ef703" officeooo:paragraph-rsid="010ef703"/>
    </style:style>
    <style:style style:name="P17" style:family="paragraph" style:parent-style-name="Cover_20_Body">
      <style:paragraph-properties fo:text-align="end" style:justify-single-word="false"/>
      <style:text-properties officeooo:rsid="01110c04" officeooo:paragraph-rsid="01110c04"/>
    </style:style>
    <style:style style:name="P18" style:family="paragraph" style:parent-style-name="Cover_20_Body">
      <style:text-properties fo:font-size="18pt" fo:language="ro" fo:country="RO" officeooo:rsid="0112e611" officeooo:paragraph-rsid="0112e611"/>
    </style:style>
    <style:style style:name="P19" style:family="paragraph" style:parent-style-name="Cover_20_Body" style:master-page-name="Coperta">
      <style:paragraph-properties style:page-number="auto"/>
    </style:style>
    <style:style style:name="T1" style:family="text">
      <style:text-properties officeooo:rsid="010f9857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1033d38" style:font-size-asian="11pt" style:font-size-complex="11pt"/>
    </style:style>
    <style:style style:name="T4" style:family="text">
      <style:text-properties fo:font-size="11pt" officeooo:rsid="004dfa89" style:font-size-asian="11pt" style:font-size-complex="11pt"/>
    </style:style>
    <style:style style:name="T5" style:family="text">
      <style:text-properties fo:font-size="11pt" officeooo:rsid="00973494" style:font-size-asian="11pt" style:font-size-complex="11pt"/>
    </style:style>
    <style:style style:name="T6" style:family="text">
      <style:text-properties fo:language="ro" fo:country="RO"/>
    </style:style>
    <style:style style:name="T7" style:family="text">
      <style:text-properties fo:language="ro" fo:country="RO" officeooo:rsid="0012067c"/>
    </style:style>
    <style:style style:name="T8" style:family="text">
      <style:text-properties fo:language="ro" fo:country="RO" officeooo:rsid="0023b43b"/>
    </style:style>
    <style:style style:name="T9" style:family="text">
      <style:text-properties fo:language="ro" fo:country="RO" officeooo:rsid="0013da26"/>
    </style:style>
    <style:style style:name="T10" style:family="text">
      <style:text-properties officeooo:rsid="0012067c"/>
    </style:style>
    <style:style style:name="T11" style:family="text">
      <style:text-properties officeooo:rsid="00156d84"/>
    </style:style>
    <style:style style:name="T12" style:family="text">
      <style:text-properties officeooo:rsid="0023b43b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officeooo:rsid="00156d84"/>
    </style:style>
    <style:style style:name="T15" style:family="text">
      <style:text-properties officeooo:rsid="01110c04"/>
    </style:style>
    <style:style style:name="T16" style:family="text">
      <style:text-properties officeooo:rsid="0113ebb1"/>
    </style:style>
    <style:style style:name="T17" style:family="text">
      <style:text-properties fo:font-size="18pt" officeooo:rsid="0113ebb1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19"><text:span text:style-name="T6">UNIVERSITATEA TEHNICĂ „Gheorghe Asachi” </text:span><text:span text:style-name="T7">din</text:span><text:span text:style-name="T6"> IAȘI</text:span></text:p>
      <text:p text:style-name="P11">FACULTATEA DE <text:span text:style-name="T10">AUTOMATICĂ ȘI CALCULATOARE</text:span></text:p>
      <text:p text:style-name="P12">DOMENIUL: <text:span text:style-name="T17">Calculatoare și Tehnologia Informației</text:span></text:p>
      <text:p text:style-name="P13">SPECIALIZAREA: <text:span text:style-name="T16">Tehnologia Informației</text:span></text:p>
      <text:p text:style-name="P1"/>
      <text:p text:style-name="P1"/>
      <text:p text:style-name="P1"/>
      <text:p text:style-name="P1"/>
      <text:p text:style-name="P4"/>
      <text:p text:style-name="P4"/>
      <text:p text:style-name="P1"/>
      <text:p text:style-name="P1"/>
      <text:p text:style-name="P16">LUCRARE DE <text:span text:style-name="T1">DIPLOMĂ</text:span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13">Coordonator </text:span><text:span text:style-name="T14">șt</text:span>iin<text:span text:style-name="T11">ț</text:span>ific</text:p>
      <text:p text:style-name="P18">Ș.l.dr.ing. Cristian Nicolae Buțincu</text:p>
      <text:p text:style-name="P15">Absolvent<text:tab/></text:p>
      <text:p text:style-name="P17"><text:span text:style-name="T8">Ș</text:span><text:span text:style-name="T6">tefănel-Constantin Stratula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Arial" svg:font-family="Arial" style:font-family-generic="swiss"/>
    <style:font-face style:name="Consolas" svg:font-family="Consolas" style:font-adornments="Regular" style:font-family-generic="modern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, 'ＭＳ 明朝'" style:font-family-generic="roman" style:font-pitch="fixed"/>
    <style:font-face style:name="Courier New" svg:font-family="'Courier New'" style:font-family-generic="swiss" style:font-pitch="fixed"/>
    <style:font-face style:name="CMU Serif" svg:font-family="'CMU Serif'" style:font-adornments="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ooper Md BT" svg:font-family="'Cooper Md BT'" style:font-adornments="Regular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 loext:opacity="100%"/>
    </style:style>
    <style:style style:name="Heading" style:family="paragraph" style:parent-style-name="Text_20_body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default-outline-level="1" style:class="text" style:master-page-name="">
      <style:paragraph-properties fo:margin-left="1.251cm" fo:margin-right="0cm" fo:margin-top="0.423cm" fo:margin-bottom="0.423cm" style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loext:opacity="100%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default-outline-level="2" style:class="text" style:master-page-name="">
      <loext:graphic-properties draw:fill="none" draw:fill-color="#729fcf"/>
      <style:paragraph-properties fo:margin-left="1.251cm" fo:margin-right="0cm" fo:margin-top="0.42cm" fo:margin-bottom="0.21cm" style:contextual-spacing="false" fo:text-indent="0cm" style:auto-text-indent="false" style:page-number="auto" fo:background-color="transparent" style:shadow="none">
        <style:tab-stops/>
      </style:paragraph-properties>
      <style:text-properties fo:color="#004586" loext:opacity="100%" style:font-name="Times New Roman3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default-outline-level="3" style:class="text" style:master-page-name="">
      <style:paragraph-properties fo:margin-left="1.251cm" fo:margin-right="0cm" fo:margin-top="0.42cm" fo:margin-bottom="0.21cm" style:contextual-spacing="false" fo:text-indent="0cm" style:auto-text-indent="false" style:page-number="auto"/>
      <style:text-properties fo:color="#004586" loext:opacity="100%" style:font-name="Times New Roman4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margin-top="0.42cm" fo:margin-bottom="0.21cm" style:contextual-spacing="false" fo:line-height="100%" fo:text-indent="0cm" style:auto-text-indent="false" style:page-number="auto"/>
      <style:text-properties fo:color="#004586" loext:opacity="100%" style:font-name="Times New Roman2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style:contextual-spacing="false" style:page-number="auto"/>
      <style:text-properties fo:color="#004586" loext:opacity="100%" fo:font-size="11pt"/>
    </style:style>
    <style:style style:name="Figura" style:family="paragraph" style:parent-style-name="Caption" style:master-page-name="">
      <style:paragraph-properties fo:margin-top="0cm" fo:margin-bottom="0cm" style:contextual-spacing="false" style:page-number="auto"/>
      <style:text-properties fo:color="#004586" loext:opacity="100%" fo:font-size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style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style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default-outline-level="5" style:class="text" style:master-page-name="">
      <style:paragraph-properties fo:margin-left="1.251cm" fo:margin-right="0cm" fo:margin-top="0.42cm" fo:margin-bottom="0.21cm" style:contextual-spacing="false" fo:text-indent="0cm" style:auto-text-indent="false" style:page-number="auto"/>
      <style:text-properties fo:color="#004586" loext:opacity="100%" style:font-name="Times New Roman4" fo:font-family="'Times New Roman'" style:font-style-name="Bold Italic" style:font-family-generic="roman" style:font-pitch="variable" fo:font-size="13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style:contextual-spacing="false" fo:text-indent="-0.635cm" style:auto-text-indent="false"/>
    </style:style>
    <style:style style:name="Table" style:family="paragraph" loext:hidden="true" style:hidden="true" style:parent-style-name="Caption" style:class="extra"/>
    <style:style style:name="No_20_Spacing" style:display-name="No Spacing" style:family="paragraph"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style:text-autospace="ideograph-alpha" style:vertical-align="auto"/>
      <style:text-properties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pitch-asian="fixed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 style:contextual-spacing="false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style:contextual-spacing="false" fo:text-indent="0cm" style:auto-text-indent="false"/>
    </style:style>
    <style:style style:name="Address" style:family="paragraph" style:parent-style-name="Standard" style:next-style-name="Standard">
      <style:paragraph-properties fo:margin-top="0cm" fo:margin-bottom="0cm" style:contextual-spacing="false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margin-top="0cm" fo:margin-bottom="0cm" style:contextual-spacing="false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11cm 0.035cm 0.011cm" fo:padding="0cm" fo:border-left="none" fo:border-right="none" fo:border-top="1.59pt double #000000" fo:border-bottom="non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11cm 0.035cm 0.011cm" fo:padding="0cm" fo:border-left="none" fo:border-right="none" fo:border-top="none" fo:border-bottom="1.59pt double #000000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 text:display="none"/>
    </style:style>
    <style:style style:name="Code" style:family="paragraph" style:parent-style-name="Text_20_body" style:master-page-name="">
      <loext:graphic-properties draw:fill="none" draw:fill-color="#729fcf"/>
      <style:paragraph-properties fo:margin-top="0.21cm" fo:margin-bottom="0.21cm" style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oper Md BT" fo:font-family="'Cooper Md BT'" style:font-style-name="Regular" style:font-family-generic="roman" style:font-pitch="variable" fo:font-size="11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Cover_20_Body" style:display-name="Cover Body" style:family="paragraph">
      <style:paragraph-properties fo:margin-left="0.42cm" fo:margin-right="0cm" fo:line-height="125%" fo:text-indent="0cm" style:auto-text-indent="false"/>
      <style:text-properties fo:font-size="18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 loext:opacity="100%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 loext:opacity="100%"/>
    </style:style>
    <style:style style:name="Text_20_Box" style:display-name="Text Box" style:family="paragraph" style:parent-style-name="Text_20_body" style:default-outline-level="" style:list-style-name="" style:master-page-name="">
      <style:paragraph-properties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Declaratie" style:family="paragraph">
      <style:paragraph-properties fo:line-height="125%" fo:text-align="justify" style:justify-single-word="false"/>
      <style:text-properties fo:font-size="13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fo:font-size="12pt"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loext:hidden="true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3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font-style="normal" style:text-underline-style="none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Heading_20_1_20_Char" style:display-name="Heading 1 Char" style:family="text" style:parent-style-name="Default_20_Paragraph_20_Font">
      <style:text-properties style:font-name="Cambria1" fo:font-family="Cambria" style:font-family-generic="roman" style:font-pitch="variable" fo:font-size="18pt" style:font-name-asian="Cambria1" style:font-family-asian="Cambria" style:font-family-generic-asian="roman" style:font-pitch-asian="variable" style:font-size-asian="18pt" style:font-name-complex="Cambria1" style:font-family-complex="Cambria" style:font-family-generic-complex="roman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 style:font-size-complex="15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o_20_Spacing_20_Char" style:display-name="No Spacing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pitch-asian="fixed" style:font-size-asian="12pt" style:font-name-complex="Times New Roman" style:font-family-complex="'Times New Roman'" style:font-family-generic-complex="roman" style:font-pitch-complex="variable" style:font-size-complex="12pt"/>
    </style:style>
    <style:style style:name="CITE" style:family="text">
      <style:text-properties fo:font-style="italic" style:font-style-asian="italic" style:font-style-complex="italic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Sample" style:family="text"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Typewriter" style:family="text"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OOoComputerCode" style:family="text">
      <style:text-properties fo:color="#000000" loext:opacity="100%" style:font-name="Consolas" fo:font-family="Consolas" style:font-style-name="Regular" style:font-family-generic="modern" style:font-pitch="fixed" fo:font-size="11pt" fo:background-color="transparent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Biblio_20_Default" style:display-name="Biblio Default" style:family="text">
      <style:text-properties fo:font-size="11pt"/>
    </style:style>
    <style:style style:name="Biblio_20_Title" style:display-name="Biblio Title" style:family="text" style:parent-style-name="Biblio_20_Default">
      <style:text-properties fo:font-style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5" style:num-prefix="Anexa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381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>
          <style:list-level-label-alignment text:label-followed-by="listtab" text:list-tab-stop-position="4.445cm" fo:text-indent="-0.254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>
          <style:list-level-label-alignment text:label-followed-by="listtab" text:list-tab-stop-position="5.08cm" fo:text-indent="-0.381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.715cm" fo:text-indent="-0.381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381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381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7.62cm" fo:text-indent="-0.381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8.255cm" fo:text-indent="-0.381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─">
        <style:list-level-properties text:list-level-position-and-space-mode="label-alignment">
          <style:list-level-label-alignment text:label-followed-by="listtab" text:list-tab-stop-position="3.175cm" fo:text-indent="-0.508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─">
        <style:list-level-properties text:list-level-position-and-space-mode="label-alignment">
          <style:list-level-label-alignment text:label-followed-by="listtab" text:list-tab-stop-position="3.81cm" fo:text-indent="-0.508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─">
        <style:list-level-properties text:list-level-position-and-space-mode="label-alignment">
          <style:list-level-label-alignment text:label-followed-by="listtab" text:list-tab-stop-position="4.445cm" fo:text-indent="-0.508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3.175cm" fo:text-indent="-0.508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508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508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508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3.048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508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508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508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508cm" fo:margin-left="8.25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language="ro" fo:country="RO" officeooo:paragraph-rsid="0056ba94"/>
    </style:style>
    <style:style style:name="MP3" style:family="paragraph" style:parent-style-name="Header_20_left">
      <style:text-properties fo:language="ro" fo:country="RO" officeooo:paragraph-rsid="0056ba94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P6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color="#666666" loext:opacity="100%" fo:font-size="11pt" fo:language="ro" fo:country="RO" style:font-size-asian="11pt" style:font-size-complex="11pt"/>
    </style:style>
    <style:style style:name="MP7" style:family="paragraph" style:parent-style-name="Header">
      <style:text-properties fo:color="#666666" loext:opacity="100%" fo:language="ro" fo:country="RO"/>
    </style:style>
    <style:style style:name="MT1" style:family="text">
      <style:text-properties officeooo:rsid="01110c04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font-size="11pt" officeooo:rsid="01033d38" style:font-size-asian="11pt" style:font-size-complex="11pt"/>
    </style:style>
    <style:style style:name="MT4" style:family="text">
      <style:text-properties fo:font-size="11pt" officeooo:rsid="004dfa89" style:font-size-asian="11pt" style:font-size-complex="11pt"/>
    </style:style>
    <style:style style:name="MT5" style:family="text">
      <style:text-properties fo:font-size="11pt" officeooo:rsid="00973494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0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HTML" style:page-layout-name="Mpm2"/>
    <style:master-page style:name="Coperta" style:page-layout-name="Mpm3" draw:style-name="Mdp1" style:next-style-name="Declaratie">
      <style:footer>
        <text:p text:style-name="MP1">Iași, 20<text:span text:style-name="MT1">21</text:span></text:p>
      </style:footer>
    </style:master-page>
    <style:master-page style:name="Cuprins" style:page-layout-name="Mpm4" draw:style-name="Mdp1"/>
    <style:master-page style:name="Text_20_body" style:display-name="Text body" style:page-layout-name="Mpm5" draw:style-name="Mdp1">
      <style:header>
        <text:p text:style-name="MP2"><text:span text:style-name="MT2"><text:chapter text:display="number-and-name" text:outline-level="1"/></text:span><text:span text:style-name="MT3"><text:tab/></text:span></text:p>
      </style:header>
      <style:header-left>
        <text:p text:style-name="MP3"><text:span text:style-name="MT3"><text:tab/>[P</text:span><text:span text:style-name="MT4">r</text:span><text:span text:style-name="MT3">enumele </text:span><text:span text:style-name="MT5">și </text:span><text:span text:style-name="MT3">Numele autorului]</text:span></text:p>
      </style:header-left>
      <style:footer>
        <text:p text:style-name="MP4"><text:page-number text:select-page="current">0</text:page-number></text:p>
      </style:footer>
      <style:footer-left>
        <text:p text:style-name="MP5"><text:page-number text:select-page="current">0</text:page-number><text:s/></text:p>
      </style:footer-left>
    </style:master-page>
    <style:master-page style:name="References" style:page-layout-name="Mpm6" draw:style-name="Mdp1"/>
    <style:master-page style:name="First_20_Page" style:display-name="First Page" style:page-layout-name="Mpm7" style:next-style-name="Standard"/>
    <style:master-page style:name="Index" style:page-layout-name="Mpm7"/>
    <style:master-page style:name="Declaratie" style:page-layout-name="Mpm8" draw:style-name="Mdp1" style:next-style-name="Cuprins"/>
    <style:master-page style:name="Motto" style:page-layout-name="Mpm9" style:next-style-name="Cuprins">
      <style:header>
        <text:p text:style-name="MP6">Motto</text:p>
        <text:p text:style-name="MP7"/>
      </style:header>
    </style:master-page>
    <style:master-page style:name="Rezumat" style:page-layout-name="Mpm10" draw:style-name="Mdp1"/>
    <style:master-page style:name="Right_20_Page" style:display-name="Right Page" style:page-layout-name="Mpm11" style:next-style-name="Left_20_Page"/>
    <style:master-page style:name="Left_20_Page" style:display-name="Left Page" style:page-layout-name="Mpm1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11-17T16:34:00</meta:creation-date>
    <meta:generator>LibreOffice/7.1.4.2$Windows_X86_64 LibreOffice_project/a529a4fab45b75fefc5b6226684193eb000654f6</meta:generator>
    <meta:editing-duration>P5DT7H1M31S</meta:editing-duration>
    <meta:editing-cycles>229</meta:editing-cycles>
    <dc:date>2021-06-11T14:59:23.657000000</dc:date>
    <meta:print-date>2014-05-05T17:43:31.734000000</meta:print-date>
    <meta:document-statistic meta:table-count="0" meta:image-count="0" meta:object-count="0" meta:page-count="1" meta:paragraph-count="15" meta:word-count="40" meta:character-count="339" meta:non-whitespace-character-count="309"/>
  </office:meta>
</office:document-meta>
</file>